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75b1" officeooo:paragraph-rsid="001575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ireframes:</text:p>
      <text:p text:style-name="P1"/>
      <text:p text:style-name="P1"/>
      <text:p text:style-name="P1">Home page:</text:p>
      <text:p text:style-name="P1"><text:a xlink:type="simple" xlink:href="https://projects.invisionapp.com/freehand/document/bnGWIXMTX" text:style-name="Internet_20_link" text:visited-style-name="Visited_20_Internet_20_Link">https://projects.invisionapp.com/freehand/document/bnGWIXMTX</text:a> </text:p>
      <text:p text:style-name="P1"/>
      <text:p text:style-name="P1">Expanded To Do:</text:p>
      <text:p text:style-name="P1"><text:a xlink:type="simple" xlink:href="https://projects.invisionapp.com/freehand/document/ZwsJrNlJt" text:style-name="Internet_20_link" text:visited-style-name="Visited_20_Internet_20_Link">https://projects.invisionapp.com/freehand/document/ZwsJrNlJt</text:a> </text:p>
      <text:p text:style-name="P1"/>
      <text:p text:style-name="P1">Table view home page:</text:p>
      <text:p text:style-name="P1"><text:a xlink:type="simple" xlink:href="https://projects.invisionapp.com/freehand/document/b0jc1M3CQ" text:style-name="Internet_20_link" text:visited-style-name="Visited_20_Internet_20_Link">https://projects.invisionapp.com/freehand/document/b0jc1M3CQ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0T17:50:00.749657728</meta:creation-date>
    <dc:date>2017-12-20T17:51:36.110525386</dc:date>
    <meta:editing-duration>PT1M38S</meta:editing-duration>
    <meta:editing-cycles>1</meta:editing-cycles>
    <meta:document-statistic meta:table-count="0" meta:image-count="0" meta:object-count="0" meta:page-count="1" meta:paragraph-count="7" meta:word-count="13" meta:character-count="240" meta:non-whitespace-character-count="231"/>
    <meta:generator>LibreOffice/5.4.2.2$Linux_X86_64 LibreOffice_project/40m0$Build-2</meta:generator>
  </office:meta>
</office:document-meta>
</file>